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D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7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9.D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d2554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3196007631456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07634272">
          <table:table-cell table:style-name="Table9.A2" office:value-type="string">
            <text:p text:style-name="P43">၁။</text:p>
          </table:table-cell>
          <table:table-cell table:style-name="Table9.B2" office:value-type="string">
            <text:p text:style-name="P4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/>
          </table:table-cell>
        </table:table-row>
        <table:table-row table:style-name="TableLine319600763427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763632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764067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0764272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07635552">
          <table:table-cell table:style-name="Table9.A7" office:value-type="string">
            <text:p text:style-name="P29"/>
          </table:table-cell>
          <table:table-cell table:style-name="Table9.B7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D7" office:value-type="string">
            <text:p text:style-name="P22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ext:soft-page-break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49:40.023000000</dc:date>
    <meta:editing-duration>P1DT7H19M51S</meta:editing-duration>
    <meta:editing-cycles>807</meta:editing-cycles>
    <meta:document-statistic meta:table-count="9" meta:image-count="0" meta:object-count="0" meta:page-count="4" meta:paragraph-count="130" meta:word-count="378" meta:character-count="2430" meta:non-whitespace-character-count="2177"/>
  </office:meta>
</office:document-meta>
</file>